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034e72" style:font-size-asian="20pt" style:font-size-complex="20pt"/>
    </style:style>
    <style:style style:name="P2" style:family="paragraph" style:parent-style-name="Standard">
      <style:text-properties fo:font-size="20pt" officeooo:rsid="000b24fd" officeooo:paragraph-rsid="000b24fd" style:font-size-asian="20pt" style:font-size-complex="20pt"/>
    </style:style>
    <style:style style:name="P3" style:family="paragraph" style:parent-style-name="Standard">
      <style:text-properties fo:font-size="16pt" officeooo:paragraph-rsid="00034e72" style:font-size-asian="16pt" style:font-size-complex="16pt"/>
    </style:style>
    <style:style style:name="P4" style:family="paragraph" style:parent-style-name="Standard">
      <style:text-properties fo:font-size="16pt" officeooo:rsid="000b24fd" officeooo:paragraph-rsid="000b24fd" style:font-size-asian="16pt" style:font-size-complex="16pt"/>
    </style:style>
    <style:style style:name="P5" style:family="paragraph" style:parent-style-name="Standard" style:list-style-name="L1">
      <style:text-properties fo:font-size="20pt" officeooo:paragraph-rsid="00034e72" style:font-size-asian="20pt" style:font-size-complex="20pt"/>
    </style:style>
    <style:style style:name="P6" style:family="paragraph" style:parent-style-name="Standard" style:list-style-name="L2">
      <style:text-properties fo:font-size="20pt" officeooo:paragraph-rsid="00034e72" style:font-size-asian="20pt" style:font-size-complex="20pt"/>
    </style:style>
    <style:style style:name="P7" style:family="paragraph" style:parent-style-name="Standard" style:list-style-name="L2">
      <style:text-properties fo:font-size="16pt" officeooo:paragraph-rsid="00034e72" style:font-size-asian="16pt" style:font-size-complex="16pt"/>
    </style:style>
    <style:style style:name="P8" style:family="paragraph" style:parent-style-name="Standard" style:list-style-name="L2">
      <style:text-properties fo:font-size="16pt" officeooo:rsid="0005476b" officeooo:paragraph-rsid="0007c301" style:font-size-asian="16pt" style:font-size-complex="16pt"/>
    </style:style>
    <style:style style:name="P9" style:family="paragraph" style:parent-style-name="Standard" style:list-style-name="L2">
      <style:text-properties fo:font-size="16pt" officeooo:rsid="000769d4" officeooo:paragraph-rsid="000769d4" style:font-size-asian="16pt" style:font-size-complex="16pt"/>
    </style:style>
    <style:style style:name="P10" style:family="paragraph" style:parent-style-name="Standard" style:list-style-name="L3">
      <style:text-properties fo:font-size="16pt" officeooo:paragraph-rsid="00034e72" style:font-size-asian="16pt" style:font-size-complex="16pt"/>
    </style:style>
    <style:style style:name="P11" style:family="paragraph" style:parent-style-name="Standard" style:list-style-name="L3">
      <style:text-properties fo:font-size="16pt" officeooo:paragraph-rsid="0007c301" style:font-size-asian="16pt" style:font-size-complex="16pt"/>
    </style:style>
    <style:style style:name="P12" style:family="paragraph" style:parent-style-name="Standard" style:list-style-name="L3">
      <style:text-properties fo:font-size="16pt" officeooo:paragraph-rsid="0009f31c" style:font-size-asian="16pt" style:font-size-complex="16pt"/>
    </style:style>
    <style:style style:name="P13" style:family="paragraph" style:parent-style-name="Standard" style:list-style-name="L3">
      <style:text-properties fo:font-size="16pt" officeooo:rsid="0009f31c" officeooo:paragraph-rsid="0009f31c" style:font-size-asian="16pt" style:font-size-complex="16pt"/>
    </style:style>
    <style:style style:name="P14" style:family="paragraph" style:parent-style-name="Standard" style:list-style-name="L4">
      <style:text-properties fo:font-size="16pt" officeooo:paragraph-rsid="0009f31c" style:font-size-asian="16pt" style:font-size-complex="16pt"/>
    </style:style>
    <style:style style:name="P15" style:family="paragraph" style:parent-style-name="Standard" style:list-style-name="L5">
      <style:text-properties fo:font-size="16pt" officeooo:rsid="000b24fd" officeooo:paragraph-rsid="000b24fd" style:font-size-asian="16pt" style:font-size-complex="16pt"/>
    </style:style>
    <style:style style:name="P16" style:family="paragraph" style:parent-style-name="Standard" style:list-style-name="L5">
      <style:text-properties fo:font-size="16pt" officeooo:rsid="000b24fd" officeooo:paragraph-rsid="000c3d18" style:font-size-asian="16pt" style:font-size-complex="16pt"/>
    </style:style>
    <style:style style:name="P17" style:family="paragraph" style:parent-style-name="Standard" style:list-style-name="L1">
      <style:text-properties fo:font-size="16pt" officeooo:paragraph-rsid="00034e72" style:font-size-asian="16pt" style:font-size-complex="16pt"/>
    </style:style>
    <style:style style:name="P18" style:family="paragraph" style:parent-style-name="Standard" style:list-style-name="L6">
      <style:text-properties fo:font-size="16pt" officeooo:paragraph-rsid="00034e72" style:font-size-asian="16pt" style:font-size-complex="16pt"/>
    </style:style>
    <style:style style:name="P19" style:family="paragraph" style:parent-style-name="Standard" style:list-style-name="L6">
      <style:text-properties fo:font-size="16pt" officeooo:rsid="0010de7c" officeooo:paragraph-rsid="0010de7c" style:font-size-asian="16pt" style:font-size-complex="16pt"/>
    </style:style>
    <style:style style:name="P20" style:family="paragraph" style:parent-style-name="Standard" style:list-style-name="L6">
      <style:text-properties fo:font-size="16pt" officeooo:rsid="0010de7c" officeooo:paragraph-rsid="0012cb6c" style:font-size-asian="16pt" style:font-size-complex="16pt"/>
    </style:style>
    <style:style style:name="P21" style:family="paragraph" style:parent-style-name="Standard" style:list-style-name="L7">
      <style:text-properties fo:font-size="16pt" officeooo:rsid="00142f4f" officeooo:paragraph-rsid="00142f4f" style:font-size-asian="14pt" style:font-size-complex="16pt"/>
    </style:style>
    <style:style style:name="P22" style:family="paragraph" style:parent-style-name="Standard" style:list-style-name="L7">
      <style:text-properties fo:font-size="16pt" officeooo:rsid="001611a9" officeooo:paragraph-rsid="001611a9" style:font-size-asian="14pt" style:font-size-complex="16pt"/>
    </style:style>
    <style:style style:name="P23" style:family="paragraph" style:parent-style-name="Standard" style:list-style-name="L7">
      <style:text-properties fo:font-size="16pt" officeooo:rsid="0017a071" officeooo:paragraph-rsid="0017a071" style:font-size-asian="14pt" style:font-size-complex="16pt"/>
    </style:style>
    <style:style style:name="T1" style:family="text">
      <style:text-properties officeooo:rsid="0007c301"/>
    </style:style>
    <style:style style:name="T2" style:family="text">
      <style:text-properties officeooo:rsid="0009f31c"/>
    </style:style>
    <style:style style:name="T3" style:family="text">
      <style:text-properties officeooo:rsid="000c3d18"/>
    </style:style>
    <style:style style:name="T4" style:family="text">
      <style:text-properties officeooo:rsid="0010de7c"/>
    </style:style>
    <style:style style:name="T5" style:family="text">
      <style:text-properties officeooo:rsid="0011891d"/>
    </style:style>
    <style:style style:name="T6" style:family="text">
      <style:text-properties officeooo:rsid="0012cb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16205927" text:style-name="L1">
        <text:list-item>
          <text:p text:style-name="P5">Investigating and calibrating the dynamics of vehicles</text:p>
          <text:p text:style-name="P5">in traffic micro-simulations models</text:p>
        </text:list-item>
      </text:list>
      <text:list xml:id="list3211841650" text:style-name="L2">
        <text:list-item>
          <text:p text:style-name="P8">AIMSUN next software allows to model transpotation network small and large from a single intersection to an entire region.</text:p>
        </text:list-item>
        <text:list-item>
          <text:p text:style-name="P7">This research paper investigated two main</text:p>
        </text:list-item>
        <text:list-item>
          <text:p text:style-name="P7">approaches in studying how car dynamics are represented in AIMSUN traffic micro-simulation model.</text:p>
        </text:list-item>
        <text:list-item>
          <text:p text:style-name="P9">First is to analyse traffic using AIMSUN and second is using Intrument vehicle(vi).</text:p>
          <text:p text:style-name="P6"/>
        </text:list-item>
      </text:list>
      <text:list xml:id="list193420559544713" text:continue-list="list2816205927" text:style-name="L1">
        <text:list-item>
          <text:p text:style-name="P5">Investigating the Transferability of Calibrated Microsimulation Parameters for Operational Performance Analysis in Roundabouts</text:p>
        </text:list-item>
      </text:list>
      <text:p text:style-name="P1"/>
      <text:list xml:id="list2401863136" text:style-name="L3">
        <text:list-item>
          <text:p text:style-name="P10">Microscopic simulation models are based on modelling of vehicle kinematics and interactions.</text:p>
        </text:list-item>
        <text:list-item>
          <text:p text:style-name="P11"><text:span text:style-name="T1">M</text:span>ovements are governed by gap acceptance, car following, lane-changing, and other models and are typically calculated for each vehicle at every specified time-step. </text:p>
        </text:list-item>
        <text:list-item>
          <text:p text:style-name="P12"><text:span text:style-name="T2">T</text:span>wo analytical models (aaSIDRA and RODEL) </text:p>
        </text:list-item>
        <text:list-item>
          <text:p text:style-name="P12"><text:s/><text:span text:style-name="T2">T</text:span>hree microsimulation tools (PARAMICS, Sim-Traffic, and VISSIM<text:span text:style-name="T2">)</text:span></text:p>
        </text:list-item>
        <text:list-item>
          <text:p text:style-name="P13">Analysis done at Marconi Roundabout Cosenza, South Italy</text:p>
        </text:list-item>
      </text:list>
      <text:p text:style-name="P3"/>
      <text:list xml:id="list193421988898827" text:continue-list="list193420559544713" text:style-name="L1">
        <text:list-item>
          <text:p text:style-name="P5">Modelling, Simulation Methods for Intelligent Transportation Systems</text:p>
        </text:list-item>
      </text:list>
      <text:p text:style-name="P1"/>
      <text:list xml:id="list3580548104" text:style-name="L4">
        <text:list-item>
          <text:p text:style-name="P14"><text:span text:style-name="T2">P</text:span>resents an overview of traffic flow modelling at the microscopic and macroscopic levels</text:p>
        </text:list-item>
        <text:list-item>
          <text:p text:style-name="P14"><text:span text:style-name="T2">R</text:span>eview of current traffic simulation software, as well as several methods for managing and controlling the various transportation system<text:span text:style-name="T2">s.</text:span></text:p>
        </text:list-item>
        <text:list-item>
          <text:p text:style-name="P14"><text:span text:style-name="T2">E</text:span>xamines the field of traffic flow theory and the concept of macroscopic vs. microscopic ways of modelling transportation system<text:span text:style-name="T2">s</text:span></text:p>
        </text:list-item>
      </text:list>
      <text:list xml:id="list193420972558701" text:continue-list="list193421988898827" text:style-name="L1">
        <text:list-header>
          <text:p text:style-name="P5"/>
        </text:list-header>
        <text:list-item>
          <text:p text:style-name="P5"><text:soft-page-break/>Short-term traffic forecasting: Where we are and where we’re going</text:p>
        </text:list-item>
      </text:list>
      <text:p text:style-name="P2"/>
      <text:list xml:id="list553305496" text:style-name="L5">
        <text:list-item>
          <text:p text:style-name="P15">literature review of last decade(2001 to 2012)</text:p>
        </text:list-item>
      </text:list>
      <text:p text:style-name="P4"/>
      <text:list xml:id="list193420981325231" text:continue-numbering="true" text:style-name="L5">
        <text:list-item>
          <text:p text:style-name="P16">Findings support research interest towards: </text:p>
          <text:list>
            <text:list-item>
              <text:p text:style-name="P16">responsive forecasting<text:span text:style-name="T3">(capture situation as accurate as possible)</text:span> schemes for non-recurrent conditions <text:span text:style-name="T3">(unlikely to happen again)</text:span></text:p>
            </text:list-item>
            <text:list-item>
              <text:p text:style-name="P16">developing prediction systems with increased algorithmic complexity </text:p>
            </text:list-item>
            <text:list-item>
              <text:p text:style-name="P16">attempting to understand data coming from novel technologies and fuse multi-source traffic data to improve predictions</text:p>
            </text:list-item>
            <text:list-item>
              <text:p text:style-name="P16">the applicability of AI methodologies to the short-term traffic prediction problem</text:p>
            </text:list-item>
          </text:list>
        </text:list-item>
      </text:list>
      <text:p text:style-name="P4"/>
      <text:p text:style-name="P4"/>
      <text:p text:style-name="P1"/>
      <text:list xml:id="list193420512248506" text:continue-list="list193420972558701" text:style-name="L1">
        <text:list-item>
          <text:p text:style-name="P5">Speed and acceleration distributions at a traffic signal</text:p>
          <text:p text:style-name="P5">analyzed from microscopic real and simulated data</text:p>
          <text:p text:style-name="P5"/>
        </text:list-item>
      </text:list>
      <text:list xml:id="list833995036" text:style-name="L6">
        <text:list-item>
          <text:p text:style-name="P18">Modeling realistic driving behavior , determin<text:span text:style-name="T4">ing</text:span> the traffic signal performance, assess<text:span text:style-name="T4">ing</text:span> the effect of different control strategies, estimat<text:span text:style-name="T4">ing</text:span> traffic emissions.</text:p>
        </text:list-item>
        <text:list-item>
          <text:p text:style-name="P18">This paper presents a method to collect real vehicle trajectories near traffic signals dataset using image processing techniques.</text:p>
        </text:list-item>
        <text:list-item>
          <text:p text:style-name="P18">measure individual vehicles speeds and accelerations at a microscopic level</text:p>
        </text:list-item>
        <text:list-item>
          <text:p text:style-name="P19">Phases:</text:p>
          <text:list>
            <text:list-item>
              <text:p text:style-name="P19">Data requirements and choice of the study area : Rotterdam, the Netherlands</text:p>
            </text:list-item>
            <text:list-item>
              <text:p text:style-name="P19">Data conversion process : To detect automatically vehicles as moving objects image processing technique <text:span text:style-name="T6">implemented in matlab</text:span> <text:span text:style-name="T5">is used .</text:span></text:p>
            </text:list-item>
            <text:list-item>
              <text:p text:style-name="P20">Data cleaning : <text:span text:style-name="T6">cleaning the errors when detecting moving vehicle.</text:span></text:p>
            </text:list-item>
            <text:list-item>
              <text:p text:style-name="P20"><text:span text:style-name="T6">Simulation : using AIMSUN and VISSIM </text:span></text:p>
            </text:list-item>
          </text:list>
        </text:list-item>
      </text:list>
      <text:list xml:id="list193421653475825" text:continue-list="list193420512248506" text:style-name="L1">
        <text:list-header>
          <text:p text:style-name="P17"/>
        </text:list-header>
        <text:list-item>
          <text:p text:style-name="P5"><text:soft-page-break/>Traffic Simulation:Case for guidelines</text:p>
        </text:list-item>
      </text:list>
      <text:p text:style-name="P1"/>
      <text:list xml:id="list193420249002681" text:continue-numbering="true" text:style-name="L1">
        <text:list-item>
          <text:p text:style-name="P5">Use of Mobile Data for Weather - Responsive Traffic Management Models</text:p>
        </text:list-item>
      </text:list>
      <text:list xml:id="list2139819590" text:style-name="L7">
        <text:list-item>
          <text:p text:style-name="P21">Proposed weather responsive traffic managment (WRTM) model.</text:p>
        </text:list-item>
        <text:list-item>
          <text:p text:style-name="P21">Effect of weather on traffic has a direct impact on safety ,about 28% of all highway crashes, 19% of all fatalities and 25% of delays involve weather-related conditions as a factor</text:p>
        </text:list-item>
        <text:list-item>
          <text:p text:style-name="P22">Study predict effect of weather and traffic congession before it occurs.</text:p>
        </text:list-item>
        <text:list-item>
          <text:p text:style-name="P22">Real-time simulation of a traffic network can predict future conditions and thus help design and implement more effective traffic operations including various types of control measures.</text:p>
        </text:list-item>
        <text:list-item>
          <text:p text:style-name="P23">Live demo of project : https://mdotjboss.state.mi.us/MiDrive/map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21:55:41.040449678</meta:creation-date>
    <dc:date>2019-10-08T19:34:19.407413322</dc:date>
    <meta:editing-duration>PT1H38M3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41" meta:word-count="507" meta:character-count="3461" meta:non-whitespace-character-count="3026"/>
  </office:meta>
</office:document-meta>
</file>